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23B0000014DB9168122.png" manifest:media-type=""/>
  <manifest:file-entry manifest:full-path="Pictures/100000000000031800000193DDBEE78A.png" manifest:media-type=""/>
  <manifest:file-entry manifest:full-path="Pictures/100002010000014D000000FA19404794.png" manifest:media-type=""/>
  <manifest:file-entry manifest:full-path="Pictures/100002010000186A0000014D2D76860B.png" manifest:media-type=""/>
  <manifest:file-entry manifest:full-path="Pictures/10000000000000F700000114CF237DF8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display§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link_5f_label">
      <style:graphic-properties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link_5f_label">
      <style:graphic-properties draw:auto-grow-height="true" fo:min-height="0cm" fo:min-width="0cm"/>
    </style:style>
    <style:style style:name="gr8" style:family="graphic" style:parent-style-name="standard">
      <style:graphic-properties OOoLatexArgs="10§inline§x^4_5(17.0, \text{\textbf{end}}) + x^4_{76} + x^4_{703} + \cdots + x^4_{107}(0, 20.0) = 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0§inline§0.5 x^4_5 + x^4_{76} + x^4_{703} + \cdots + 0.8 x^4_{107} = 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66cm" svg:height="5.998cm" svg:x="-6cm" svg:y="0.002cm">
          <draw:image xlink:href="Pictures/10000000000000F700000114CF237DF8.png" xlink:type="simple" xlink:show="embed" xlink:actuate="onLoad">
            <text:p/>
          </draw:image>
        </draw:frame>
        <draw:frame draw:style-name="gr2" draw:text-style-name="P1" draw:layer="layout" svg:width="1.179cm" svg:height="0.885cm" svg:x="10.585cm" svg:y="8.841cm">
          <draw:image xlink:href="Pictures/100002010000014D000000FA19404794.png" xlink:type="simple" xlink:show="embed" xlink:actuate="onLoad">
            <text:p/>
          </draw:image>
        </draw:frame>
        <draw:custom-shape draw:style-name="gr3" draw:text-style-name="P1" draw:layer="layout" svg:width="0.431cm" svg:height="0.523cm" svg:x="6.584cm" svg:y="2.423cm">
          <text:p text:style-name="P1">5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cm" svg:height="5.088cm" svg:x="0cm" svg:y="0cm">
          <draw:image xlink:href="Pictures/100000000000031800000193DDBEE78A.png" xlink:type="simple" xlink:show="embed" xlink:actuate="onLoad">
            <text:p/>
          </draw:image>
        </draw:frame>
        <draw:polyline draw:style-name="gr4" draw:text-style-name="P1" draw:layer="layout" svg:width="6.04cm" svg:height="4.835cm" draw:transform="skewX (-6.37580458687717E-017) rotate (0.791332282854229) translate (1.077cm 3.722cm)" svg:viewBox="0 0 6041 4836" draw:points="0,0 3748,0 3670,3422 6041,3386 6033,4836">
          <text:p/>
        </draw:polyline>
        <draw:custom-shape draw:style-name="gr5" draw:text-style-name="P1" draw:layer="layout" svg:width="0.288cm" svg:height="0.288cm" svg:x="0.922cm" svg:y="3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88cm" svg:height="0.288cm" svg:x="8.59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314cm" svg:height="0.531cm" svg:x="1.399cm" svg:y="3.459cm">
          <draw:text-box>
            <text:p>5</text:p>
          </draw:text-box>
        </draw:frame>
        <draw:frame draw:style-name="gr7" draw:layer="layout" svg:width="0.525cm" svg:height="0.531cm" svg:x="2.693cm" svg:y="2.158cm">
          <draw:text-box>
            <text:p>76</text:p>
          </draw:text-box>
        </draw:frame>
        <draw:frame draw:style-name="gr7" draw:layer="layout" svg:width="0.737cm" svg:height="0.531cm" svg:x="4.387cm" svg:y="1.157cm">
          <draw:text-box>
            <text:p>703</text:p>
          </draw:text-box>
        </draw:frame>
        <draw:frame draw:style-name="gr7" draw:layer="layout" svg:width="0.737cm" svg:height="0.531cm" svg:x="5.487cm" svg:y="2.356cm">
          <draw:text-box>
            <text:p>605</text:p>
          </draw:text-box>
        </draw:frame>
        <draw:frame draw:style-name="gr7" draw:layer="layout" svg:width="0.737cm" svg:height="0.531cm" svg:x="7.087cm" svg:y="2.555cm">
          <draw:text-box>
            <text:p>407</text:p>
          </draw:text-box>
        </draw:frame>
        <draw:frame draw:style-name="gr7" draw:layer="layout" svg:width="0.737cm" svg:height="0.531cm" svg:x="8.287cm" svg:y="1.754cm">
          <draw:text-box>
            <text:p>107</text:p>
          </draw:text-box>
        </draw:frame>
        <draw:frame draw:style-name="gr8" draw:text-style-name="P1" draw:layer="layout" svg:width="7.936cm" svg:height="0.421cm" svg:x="0.124cm" svg:y="5.143cm">
          <draw:image xlink:href="Pictures/100002010000186A0000014D2D76860B.png" xlink:type="simple" xlink:show="embed" xlink:actuate="onLoad">
            <text:p/>
          </draw:image>
        </draw:frame>
        <draw:frame draw:style-name="gr9" draw:text-style-name="P1" draw:layer="layout" svg:width="5.926cm" svg:height="0.421cm" svg:x="0.124cm" svg:y="5.743cm">
          <draw:image xlink:href="Pictures/100002010000123B0000014DB9168122.pn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k_5f_label" style:display-name="link_label" style:family="graphic" style:parent-style-name="standard">
      <style:graphic-properties draw:stroke-dash="Dash_20_2" draw:fill-color="#ffffff" draw:fill-gradient-name="Gradient_20_7" draw:fill-hatch-name="Hatching_20_1" draw:fill-image-name="Bitmape_20_1" draw:fill-image-width="0cm" draw:fill-image-height="0cm" draw:textarea-vertical-align="middle" draw:auto-grow-width="true" fo:padding-top="0.03cm" fo:padding-bottom="0.03cm" fo:padding-left="0.05cm" fo:padding-right="0.05cm"/>
      <style:text-properties fo:font-family="'Times New Roman'" style:font-style-name="Regular" style:font-family-generic="roman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cm" fo:text-indent="0cm"/>
      <style:text-properties style:use-window-font-color="true" style:text-outline="false" style:text-line-through-style="none" fo:font-family="'Liberation Sans'" style:font-family-generic="roman" style:font-pitch="variable" fo:font-size="9.1000003814697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12cm" fo:text-indent="0cm"/>
      <style:text-properties fo:font-size="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84cm" fo:text-indent="0cm"/>
      <style:text-properties fo:font-size="6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6cm" fo:text-indent="0cm"/>
      <style:text-properties fo:font-size="5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26cm" fo:text-indent="0cm"/>
      <style:text-properties fo:font-size="5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2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4cm" svg:x="1cm" svg:y="2.9cm"/>
      <draw:page-thumbnail draw:layer="backgroundobjects" svg:width="9.294cm" svg:height="6.04cm" svg:x="1cm" svg:y="10.948cm"/>
      <draw:page-thumbnail draw:layer="backgroundobjects" svg:width="9.294cm" svg:height="6.04cm" svg:x="1cm" svg:y="18.996cm"/>
      <draw:page-thumbnail draw:layer="backgroundobjects" svg:width="9.294cm" svg:height="6.04cm" svg:x="11.295cm" svg:y="2.9cm"/>
      <draw:page-thumbnail draw:layer="backgroundobjects" svg:width="9.294cm" svg:height="6.04cm" svg:x="11.295cm" svg:y="10.948cm"/>
      <draw:page-thumbnail draw:layer="backgroundobjects" svg:width="9.294cm" svg:height="6.04cm" svg:x="11.295cm" svg:y="18.996cm"/>
    </style:handout-master>
    <style:master-page style:name="Default" style:page-layout-name="PM1" draw:style-name="Mdp1">
      <draw:frame presentation:style-name="Default-title" draw:layer="backgroundobjects" svg:width="9cm" svg:height="1.002cm" svg:x="0.5cm" svg:y="0.238cm" presentation:class="title" presentation:placeholder="true">
        <draw:text-box/>
      </draw:frame>
      <draw:frame presentation:style-name="Default-outline1" draw:layer="backgroundobjects" svg:width="8.8cm" svg:height="10.793cm" svg:x="0.5cm" svg:y="1.404cm" presentation:class="outline" presentation:placeholder="true">
        <draw:text-box/>
      </draw:frame>
      <draw:frame presentation:style-name="Mpr1" draw:text-style-name="MP1" draw:layer="backgroundobjects" svg:width="2.33cm" svg:height="0.414cm" svg:x="0.5cm" svg:y="5.4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414cm" svg:x="3.42cm" svg:y="5.4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414cm" svg:x="7.17cm" svg:y="5.4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30T17:43:28</meta:creation-date>
    <meta:editing-duration>PT2H1M22S</meta:editing-duration>
    <meta:editing-cycles>17</meta:editing-cycles>
    <dc:date>2014-05-14T11:45:50</dc:date>
    <meta:generator>LibreOffice/3.6$Linux_X86_64 LibreOffice_project/360m1$Build-304</meta:generator>
    <dc:description>

%%% OOoLatex Preamble %%%%%%%%%%%%%%
\usepackage{amsmath}
\usepackage{amssymb}
\usepackage{bm}
\usepackage[usenames]{color}
%\definecolor{myColor}{RGB}{0,128,255}
%\pagecolor{white}\color{myColor}
%%% End OOoLatex Preamble %%%%%%%%%%%%

%%% OOoLatex Configuration %%%%%%%%%%%%
GraphicDPI=2000
BaseLine=61740
FileFormat=png
Transparent=1
Crop=1
###
ImpressCharSize=28
ImpressEquationType=display
WriterCharSize=12
WriterEquationType=inline
DisplayTopMargin=150
DisplayBottomMargin=100
%%% End OOoLatex Configuration %%%%%%%%%%</dc:description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